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824cm" fo:min-width="0.061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3.905cm" fo:min-width="6.1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3.905cm" fo:min-width="5.445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3.867cm" fo:min-width="5.44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05cm" fo:min-width="27.5cm"/>
    </style:style>
    <style:style style:name="gr13" style:family="graphic" style:parent-style-name="standard">
      <style:graphic-properties draw:stroke="none" draw:fill="solid" draw:fill-color="#00bfff" draw:opacity="50%" draw:textarea-horizontal-align="justify" draw:textarea-vertical-align="middle" draw:auto-grow-height="false" fo:min-height="2.416cm" fo:min-width="19.055cm" draw:shadow-offset-x="0.203cm" draw:shadow-offset-y="0.203cm" draw:shadow-opacity="50%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8cm" fo:min-width="13.33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8cm" fo:min-width="13.329cm"/>
    </style:style>
    <style:style style:name="gr1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.2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3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925cm" fo:min-width="4.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65cm"/>
      <style:paragraph-properties style:writing-mode="lr-tb"/>
    </style:style>
    <style:style style:name="gr23" style:family="graphic" style:parent-style-name="standard">
      <style:graphic-properties draw:stroke="none" draw:fill="solid" draw:fill-color="#00bfff" draw:opacity="50%" draw:textarea-horizontal-align="justify" draw:textarea-vertical-align="middle" draw:auto-grow-height="false" fo:min-height="4.492cm" fo:min-width="23.784cm" draw:shadow-offset-x="0.203cm" draw:shadow-offset-y="0.203cm" draw:shadow-opacity="50%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25cm" fo:min-width="16.824cm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25cm" fo:min-width="16.825cm"/>
    </style:style>
    <style:style style:name="gr26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0.915cm" fo:min-width="1.697cm" draw:shadow-opacity="50%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579cm" fo:min-width="6.165cm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884cm" fo:min-width="6.90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  <style:paragraph-properties style:writing-mode="lr-tb"/>
    </style:style>
    <style:style style:name="gr30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bfff" draw:opacity="50%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000000" draw:opacity="50%"/>
      <style:paragraph-properties fo:text-align="center"/>
    </style:style>
    <style:style style:name="T1" style:family="text">
      <style:text-properties style:font-name="Liberation Sans2" fo:font-size="22pt" style:font-name-asian="Liberation Sans2" style:font-size-asian="18pt" style:font-name-complex="Liberation Sans2" style:font-size-complex="18pt"/>
    </style:style>
    <style:style style:name="T2" style:family="text">
      <style:text-properties style:text-position="-8% 58%" style:font-name="Liberation Sans2" fo:font-size="22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7.657cm" svg:y1="11.67cm" svg:x2="17.249cm" svg:y2="11.152cm">
            <text:p/>
          </draw:line>
          <draw:line draw:style-name="gr1" draw:text-style-name="P1" draw:layer="layout" svg:x1="17.657cm" svg:y1="11.662cm" svg:x2="17.268cm" svg:y2="12.156cm">
            <text:p/>
          </draw:line>
          <draw:g>
            <draw:line draw:style-name="gr2" draw:text-style-name="P1" draw:layer="layout" svg:x1="17.254cm" svg:y1="10.811cm" svg:x2="17.254cm" svg:y2="12.523cm">
              <text:p/>
            </draw:line>
            <draw:line draw:style-name="gr2" draw:text-style-name="P1" draw:layer="layout" svg:x1="17.255cm" svg:y1="10.811cm" svg:x2="16.803cm" svg:y2="10.237cm">
              <text:p/>
            </draw:line>
            <draw:line draw:style-name="gr2" draw:text-style-name="P1" draw:layer="layout" svg:x1="17.251cm" svg:y1="12.524cm" svg:x2="16.8cm" svg:y2="13.098cm">
              <text:p/>
            </draw:line>
            <draw:line draw:style-name="gr2" draw:text-style-name="P1" draw:layer="layout" svg:x1="15.449cm" svg:y1="10.237cm" svg:x2="16.803cm" svg:y2="10.237cm">
              <text:p/>
            </draw:line>
            <draw:line draw:style-name="gr2" draw:text-style-name="P1" draw:layer="layout" svg:x1="15.449cm" svg:y1="13.1cm" svg:x2="16.803cm" svg:y2="13.1cm">
              <text:p/>
            </draw:line>
            <draw:line draw:style-name="gr2" draw:text-style-name="P1" draw:layer="layout" svg:x1="15.454cm" svg:y1="10.239cm" svg:x2="15.454cm" svg:y2="13.1cm">
              <text:p/>
            </draw:line>
          </draw:g>
          <draw:line draw:style-name="gr1" draw:text-style-name="P1" draw:layer="layout" svg:x1="17.661cm" svg:y1="12.428cm" svg:x2="17.661cm" svg:y2="10.915cm">
            <text:p/>
          </draw:line>
          <draw:line draw:style-name="gr1" draw:text-style-name="P1" draw:layer="layout" svg:x1="15.454cm" svg:y1="10.915cm" svg:x2="12.913cm" svg:y2="10.915cm">
            <text:p/>
          </draw:line>
          <draw:line draw:style-name="gr1" draw:text-style-name="P1" draw:layer="layout" svg:x1="15.454cm" svg:y1="12.428cm" svg:x2="12.913cm" svg:y2="12.428cm">
            <text:p/>
          </draw:line>
          <draw:custom-shape draw:style-name="gr3" draw:text-style-name="P1" draw:layer="layout" svg:width="0.611cm" svg:height="3.124cm" svg:x="12.3cm" svg:y="10.1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12.283cm" svg:y1="10.915cm" svg:x2="10.676cm" svg:y2="11.675cm">
            <text:p/>
          </draw:line>
          <draw:line draw:style-name="gr1" draw:text-style-name="P1" draw:layer="layout" svg:x1="12.242cm" svg:y1="12.395cm" svg:x2="10.676cm" svg:y2="11.675cm">
            <text:p/>
          </draw:line>
        </draw:g>
        <draw:g>
          <draw:line draw:style-name="gr1" draw:text-style-name="P1" draw:layer="layout" svg:x1="3.701cm" svg:y1="11.679cm" svg:x2="4.108cm" svg:y2="12.198cm">
            <text:p/>
          </draw:line>
          <draw:line draw:style-name="gr1" draw:text-style-name="P1" draw:layer="layout" svg:x1="3.701cm" svg:y1="11.688cm" svg:x2="4.09cm" svg:y2="11.194cm">
            <text:p/>
          </draw:line>
          <draw:g>
            <draw:line draw:style-name="gr2" draw:text-style-name="P1" draw:layer="layout" svg:x1="4.102cm" svg:y1="12.539cm" svg:x2="4.103cm" svg:y2="10.827cm">
              <text:p/>
            </draw:line>
            <draw:line draw:style-name="gr2" draw:text-style-name="P1" draw:layer="layout" svg:x1="4.102cm" svg:y1="12.539cm" svg:x2="4.553cm" svg:y2="13.113cm">
              <text:p/>
            </draw:line>
            <draw:line draw:style-name="gr2" draw:text-style-name="P1" draw:layer="layout" svg:x1="4.106cm" svg:y1="10.827cm" svg:x2="4.558cm" svg:y2="10.253cm">
              <text:p/>
            </draw:line>
            <draw:line draw:style-name="gr2" draw:text-style-name="P1" draw:layer="layout" svg:x1="5.908cm" svg:y1="13.114cm" svg:x2="4.554cm" svg:y2="13.113cm">
              <text:p/>
            </draw:line>
            <draw:line draw:style-name="gr2" draw:text-style-name="P1" draw:layer="layout" svg:x1="5.909cm" svg:y1="10.251cm" svg:x2="4.555cm" svg:y2="10.25cm">
              <text:p/>
            </draw:line>
            <draw:line draw:style-name="gr2" draw:text-style-name="P1" draw:layer="layout" svg:x1="5.902cm" svg:y1="13.113cm" svg:x2="5.903cm" svg:y2="10.252cm">
              <text:p/>
            </draw:line>
          </draw:g>
          <draw:line draw:style-name="gr1" draw:text-style-name="P1" draw:layer="layout" svg:x1="3.697cm" svg:y1="10.923cm" svg:x2="3.696cm" svg:y2="12.436cm">
            <text:p/>
          </draw:line>
          <draw:line draw:style-name="gr1" draw:text-style-name="P1" draw:layer="layout" svg:x1="5.903cm" svg:y1="12.437cm" svg:x2="8.444cm" svg:y2="12.438cm">
            <text:p/>
          </draw:line>
          <draw:line draw:style-name="gr1" draw:text-style-name="P1" draw:layer="layout" svg:x1="5.904cm" svg:y1="10.924cm" svg:x2="8.445cm" svg:y2="10.925cm">
            <text:p/>
          </draw:line>
          <draw:custom-shape draw:style-name="gr3" draw:text-style-name="P1" draw:layer="layout" svg:width="0.611cm" svg:height="3.124cm" draw:transform="rotate (3.14106905481419) translate (9.056cm 13.2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9.074cm" svg:y1="12.438cm" svg:x2="10.681cm" svg:y2="11.679cm">
            <text:p/>
          </draw:line>
          <draw:line draw:style-name="gr1" draw:text-style-name="P1" draw:layer="layout" svg:x1="9.115cm" svg:y1="10.958cm" svg:x2="10.681cm" svg:y2="11.679cm">
            <text:p/>
          </draw:line>
          <draw:line draw:style-name="gr1" draw:text-style-name="P1" draw:layer="layout" svg:x1="10.672cm" svg:y1="10.926cm" svg:x2="10.671cm" svg:y2="12.439cm">
            <text:p/>
          </draw:line>
        </draw:g>
        <draw:g>
          <draw:line draw:style-name="gr1" draw:text-style-name="P1" draw:layer="layout" svg:x1="17.626cm" svg:y1="11.676cm" svg:x2="18.256cm" svg:y2="11.869cm">
            <text:p/>
          </draw:line>
          <draw:line draw:style-name="gr1" draw:text-style-name="P1" draw:layer="layout" svg:x1="17.631cm" svg:y1="11.682cm" svg:x2="17.669cm" svg:y2="11.055cm">
            <text:p/>
          </draw:line>
          <draw:g>
            <draw:line draw:style-name="gr2" draw:text-style-name="P1" draw:layer="layout" svg:x1="18.447cm" svg:y1="12.153cm" svg:x2="17.47cm" svg:y2="10.746cm">
              <text:p/>
            </draw:line>
            <draw:line draw:style-name="gr2" draw:text-style-name="P1" draw:layer="layout" svg:x1="18.446cm" svg:y1="12.152cm" svg:x2="19.145cm" svg:y2="12.366cm">
              <text:p/>
            </draw:line>
            <draw:line draw:style-name="gr2" draw:text-style-name="P1" draw:layer="layout" svg:x1="17.472cm" svg:y1="10.744cm" svg:x2="17.515cm" svg:y2="10.015cm">
              <text:p/>
            </draw:line>
            <draw:line draw:style-name="gr2" draw:text-style-name="P1" draw:layer="layout" svg:x1="20.257cm" svg:y1="11.594cm" svg:x2="19.145cm" svg:y2="12.366cm">
              <text:p/>
            </draw:line>
            <draw:line draw:style-name="gr2" draw:text-style-name="P1" draw:layer="layout" svg:x1="18.624cm" svg:y1="9.243cm" svg:x2="17.512cm" svg:y2="10.015cm">
              <text:p/>
            </draw:line>
            <draw:line draw:style-name="gr2" draw:text-style-name="P1" draw:layer="layout" svg:x1="20.252cm" svg:y1="11.596cm" svg:x2="18.621cm" svg:y2="9.246cm">
              <text:p/>
            </draw:line>
          </draw:g>
          <draw:line draw:style-name="gr1" draw:text-style-name="P1" draw:layer="layout" svg:x1="17.254cm" svg:y1="11.148cm" svg:x2="18.054cm" svg:y2="12.3cm">
            <text:p/>
          </draw:line>
          <draw:line draw:style-name="gr1" draw:text-style-name="P1" draw:layer="layout" svg:x1="19.867cm" svg:y1="11.041cm" svg:x2="21.954cm" svg:y2="9.592cm">
            <text:p/>
          </draw:line>
          <draw:line draw:style-name="gr1" draw:text-style-name="P1" draw:layer="layout" svg:x1="19.004cm" svg:y1="9.798cm" svg:x2="21.091cm" svg:y2="8.349cm">
            <text:p/>
          </draw:line>
          <draw:custom-shape draw:style-name="gr3" draw:text-style-name="P1" draw:layer="layout" svg:width="0.611cm" svg:height="3.124cm" draw:transform="rotate (-2.53474167267136) translate (22.921cm 9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22.472cm" svg:y1="9.233cm" svg:x2="23.358cm" svg:y2="7.692cm">
            <text:p/>
          </draw:line>
          <draw:line draw:style-name="gr1" draw:text-style-name="P1" draw:layer="layout" svg:x1="21.661cm" svg:y1="7.994cm" svg:x2="23.358cm" svg:y2="7.692cm">
            <text:p/>
          </draw:line>
          <draw:line draw:style-name="gr1" draw:text-style-name="P1" draw:layer="layout" svg:x1="22.921cm" svg:y1="7.078cm" svg:x2="23.784cm" svg:y2="8.321cm">
            <text:p/>
          </draw:line>
        </draw:g>
        <draw:line draw:style-name="gr1" draw:text-style-name="P1" draw:layer="layout" svg:x1="26.635cm" svg:y1="11.626cm" svg:x2="10.681cm" svg:y2="11.688cm">
          <text:p/>
        </draw:line>
        <draw:line draw:style-name="gr1" draw:text-style-name="P1" draw:layer="layout" svg:x1="25.365cm" svg:y1="6.296cm" svg:x2="17.669cm" svg:y2="11.688cm">
          <text:p/>
        </draw:line>
        <draw:custom-shape draw:style-name="gr4" draw:text-style-name="P1" draw:layer="layout" svg:width="6.65cm" svg:height="4.205cm" svg:x="3.34cm" svg:y="9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95cm" svg:height="4.205cm" svg:x="11.395cm" svg:y="9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995cm" svg:height="4.167cm" draw:transform="skewX (1.49063319022579E-016) rotate (0.610865238198015) translate (16.646cm 9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39cm" svg:height="1.445cm" svg:x="5.546cm" svg:y="8.02cm">
          <draw:text-box>
            <text:p text:style-name="P2"><text:span text:style-name="T1">M</text:span><text:span text:style-name="T2">1</text:span></text:p>
          </draw:text-box>
        </draw:frame>
        <draw:frame draw:style-name="gr7" draw:text-style-name="P3" draw:layer="layout" svg:width="2.239cm" svg:height="1.445cm" svg:x="13.347cm" svg:y="8.021cm">
          <draw:text-box>
            <text:p text:style-name="P2"><text:span text:style-name="T1">M</text:span><text:span text:style-name="T2">2</text:span></text:p>
          </draw:text-box>
        </draw:frame>
        <draw:frame draw:style-name="gr7" draw:text-style-name="P3" draw:layer="layout" svg:width="2.239cm" svg:height="1.445cm" svg:x="17.748cm" svg:y="6.822cm">
          <draw:text-box>
            <text:p text:style-name="P2"><text:span text:style-name="T1">M</text:span><text:span text:style-name="T2">3</text:span></text:p>
          </draw:text-box>
        </draw:frame>
        <draw:path draw:style-name="gr2" draw:text-style-name="P1" draw:layer="layout" svg:width="4.003cm" svg:height="2.328cm" draw:transform="skewX (-0.00541052068118231) rotate (-0.700051562974927) translate (24.6298213958149cm 7.01804946077445cm)" svg:viewBox="0 0 4004 2329" svg:d="M0 0c2861 1 4004 2329 4004 2329">
          <text:p/>
        </draw:path>
        <draw:frame draw:style-name="gr8" draw:text-style-name="P3" draw:layer="layout" svg:width="1.905cm" svg:height="1.27cm" svg:x="24.332cm" svg:y="8.744cm">
          <draw:text-box>
            <text:p text:style-name="P2"><text:span text:style-name="T1">θ</text:span><text:span text:style-name="T2">t</text:span></text:p>
          </draw:text-box>
        </draw:frame>
        <draw:frame draw:style-name="gr9" draw:text-style-name="P3" draw:layer="layout" svg:width="3.063cm" svg:height="1.987cm" svg:x="0.294cm" svg:y="11.063cm">
          <draw:text-box>
            <text:p text:style-name="P2"><text:span text:style-name="T1">sample</text:span></text:p>
          </draw:text-box>
        </draw:frame>
        <draw:frame draw:style-name="gr9" draw:text-style-name="P3" draw:layer="layout" svg:width="3.698cm" svg:height="1.987cm" svg:x="21.667cm" svg:y="5.231cm">
          <draw:text-box>
            <text:p text:style-name="P2"><text:span text:style-name="T1">camera</text:span></text:p>
          </draw:text-box>
        </draw:frame>
        <draw:g>
          <draw:line draw:style-name="gr10" draw:text-style-name="P1" draw:layer="layout" svg:x1="17.94cm" svg:y1="14.484cm" svg:x2="2.775cm" svg:y2="14.484cm">
            <text:p/>
          </draw:line>
          <draw:line draw:style-name="gr10" draw:text-style-name="P1" draw:layer="layout" svg:x1="2.74cm" svg:y1="13.97cm" svg:x2="2.74cm" svg:y2="14.484cm">
            <text:p/>
          </draw:line>
          <draw:line draw:style-name="gr10" draw:text-style-name="P1" draw:layer="layout" svg:x1="17.94cm" svg:y1="13.97cm" svg:x2="17.94cm" svg:y2="14.427cm">
            <text:p/>
          </draw:line>
        </draw:g>
        <draw:frame draw:style-name="gr7" draw:text-style-name="P3" draw:layer="layout" svg:width="2.239cm" svg:height="1.445cm" svg:x="9.547cm" svg:y="14.821cm">
          <draw:text-box>
            <text:p text:style-name="P2"><text:span text:style-name="T1">M</text:span><text:span text:style-name="T2">RR</text:span></text:p>
          </draw:text-box>
        </draw:frame>
        <draw:frame draw:style-name="gr7" draw:text-style-name="P3" draw:layer="layout" svg:width="2.239cm" svg:height="1.445cm" svg:x="3.847cm" svg:y="11.121cm">
          <draw:text-box>
            <text:p text:style-name="P2"><text:span text:style-name="T1">O</text:span><text:span text:style-name="T2">1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2" draw:text-style-name="P5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19.555cm" svg:height="2.666cm" draw:transform="skewX (7.14261229681746E-017) rotate (-0.663225115757845) translate (8.109cm 1.17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9.556cm" svg:height="1.778cm" draw:transform="skewX (-0.000523598775598278) rotate (-0.663225115757845) translate (8.655cm 0.4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19.555cm" svg:height="1.778cm" draw:transform="skewX (-0.000523598775598258) rotate (-0.663225115757845) translate (4.889cm 0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4.221cm" svg:y1="7.677cm" svg:x2="4.833cm" svg:y2="13.165cm">
          <text:p/>
        </draw:line>
        <draw:line draw:style-name="gr1" draw:text-style-name="P1" draw:layer="layout" svg:x1="14.185cm" svg:y1="7.68cm" svg:x2="23.145cm" svg:y2="13.165cm">
          <text:p/>
        </draw:line>
        <draw:g>
          <draw:line draw:style-name="gr2" draw:text-style-name="P1" draw:layer="layout" svg:x1="4.204cm" svg:y1="13.208cm" svg:x2="23.691cm" svg:y2="13.206cm">
            <text:p/>
          </draw:line>
          <draw:line draw:style-name="gr2" draw:text-style-name="P1" draw:layer="layout" svg:x1="4.204cm" svg:y1="13.208cm" svg:x2="1.912cm" svg:y2="15.5cm">
            <text:p/>
          </draw:line>
          <draw:line draw:style-name="gr2" draw:text-style-name="P1" draw:layer="layout" svg:x1="23.691cm" svg:y1="13.232cm" svg:x2="25.962cm" svg:y2="15.5cm">
            <text:p/>
          </draw:line>
          <draw:line draw:style-name="gr2" draw:text-style-name="P1" draw:layer="layout" svg:x1="1.912cm" svg:y1="18.88cm" svg:x2="1.912cm" svg:y2="15.5cm">
            <text:p/>
          </draw:line>
          <draw:line draw:style-name="gr2" draw:text-style-name="P1" draw:layer="layout" svg:x1="25.962cm" svg:y1="18.88cm" svg:x2="25.962cm" svg:y2="15.5cm">
            <text:p/>
          </draw:line>
        </draw:g>
        <draw:line draw:style-name="gr1" draw:text-style-name="P1" draw:layer="layout" svg:x1="21.025cm" svg:y1="7.65cm" svg:x2="6.873cm" svg:y2="7.653cm">
          <text:p/>
        </draw:line>
        <draw:line draw:style-name="gr1" draw:text-style-name="P1" draw:layer="layout" svg:x1="14.221cm" svg:y1="7.693cm" svg:x2="14.221cm" svg:y2="13.165cm">
          <text:p/>
        </draw:line>
        <draw:custom-shape draw:style-name="gr16" draw:text-style-name="P7" draw:layer="layout" svg:width="1.123cm" svg:height="0.635cm" draw:transform="rotate (1.5707963267949) translate (13.87cm 8.1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6.437cm" svg:height="1.193cm" svg:x="10.848cm" svg:y="17.622cm">
          <draw:text-box>
            <text:p text:style-name="P2"><text:span text:style-name="T1">objective 1</text:span></text:p>
          </draw:text-box>
        </draw:frame>
        <draw:line draw:style-name="gr10" draw:text-style-name="P1" draw:layer="layout" svg:x1="9.525cm" svg:y1="3.907cm" svg:x2="20.955cm" svg:y2="13.165cm">
          <text:p/>
        </draw:line>
        <draw:custom-shape draw:style-name="gr18" draw:text-style-name="P5" draw:layer="layout" svg:width="5.08cm" svg:height="3.175cm" svg:x="5.615cm" svg:y="0.6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08cm" svg:height="3.175cm" svg:x="18.415cm" svg:y="13.265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2.681cm" svg:height="1.557cm" draw:transform="skewX (-0.00645771823237901) rotate (-1.50098315671512) translate (19.5770138300126cm 7.8833578267483cm)" svg:viewBox="0 0 2682 1558" svg:d="M0 0c1917-1 2682 1558 2682 1558">
          <text:p/>
        </draw:path>
        <draw:frame draw:style-name="gr8" draw:text-style-name="P3" draw:layer="layout" svg:width="1.905cm" svg:height="1.27cm" svg:x="17.433cm" svg:y="8.344cm">
          <draw:text-box>
            <text:p text:style-name="P2"><text:span text:style-name="T1">θ</text:span><text:span text:style-name="T2">t</text:span></text:p>
          </draw:text-box>
        </draw:frame>
        <draw:path draw:style-name="gr2" draw:text-style-name="P1" draw:layer="layout" svg:width="0.585cm" svg:height="0.344cm" draw:transform="skewX (-0.00453785605518525) rotate (-1.62315620435473) translate (20.2488552673002cm 11.5043400831924cm)" svg:viewBox="0 0 586 345" svg:d="M0 0c418 0 586 345 586 345">
          <text:p/>
        </draw:path>
        <draw:frame draw:style-name="gr8" draw:text-style-name="P3" draw:layer="layout" svg:width="1.905cm" svg:height="1.27cm" svg:x="19.834cm" svg:y="10.344cm">
          <draw:text-box>
            <text:p text:style-name="P2"><text:span text:style-name="T1">θ</text:span><text:span text:style-name="T2">x</text:span></text:p>
          </draw:text-box>
        </draw:frame>
        <draw:path draw:style-name="gr2" draw:text-style-name="P1" draw:layer="layout" svg:width="2.681cm" svg:height="1.557cm" draw:transform="skewX (-0.00645771823237899) rotate (-2.0943951023932) translate (17.1398142698589cm 9.59144449870319cm)" svg:viewBox="0 0 2682 1558" svg:d="M0 0c1917-1 2682 1558 2682 1558">
          <text:p/>
        </draw:path>
        <draw:frame draw:style-name="gr8" draw:text-style-name="P3" draw:layer="layout" svg:width="1.905cm" svg:height="1.27cm" svg:x="14.334cm" svg:y="9.444cm">
          <draw:text-box>
            <text:p text:style-name="P2"><text:span text:style-name="T1">θ</text:span><text:span text:style-name="T2">1</text:span></text:p>
          </draw:text-box>
        </draw:frame>
        <draw:path draw:style-name="gr2" draw:text-style-name="P1" draw:layer="layout" svg:width="3.263cm" svg:height="1.886cm" draw:transform="skewX (-0.00191986217719368) rotate (-2.11307012538954) translate (17.7284043353063cm 10.8238997819892cm)" svg:viewBox="0 0 3264 1887" svg:d="M0 0c2333-3 3264 1887 3264 1887">
          <text:p/>
        </draw:path>
        <draw:frame draw:style-name="gr8" draw:text-style-name="P3" draw:layer="layout" svg:width="1.905cm" svg:height="1.27cm" svg:x="15.235cm" svg:y="11.044cm">
          <draw:text-box>
            <text:p text:style-name="P2"><text:span text:style-name="T1">θ</text:span><text:span text:style-name="T2">e</text:span></text:p>
          </draw:text-box>
        </draw:frame>
        <draw:frame draw:style-name="gr19" draw:text-style-name="P3" draw:layer="layout" svg:width="4.968cm" svg:height="3.723cm" svg:x="2.24cm" svg:y="6.668cm">
          <draw:text-box>
            <text:p text:style-name="P2"><text:span text:style-name="T1">traditional image plane</text:span></text:p>
          </draw:text-box>
        </draw:frame>
        <draw:frame draw:style-name="gr20" draw:text-style-name="P3" draw:layer="layout" svg:width="7.74cm" svg:height="2.855cm" svg:x="9.84cm" svg:y="2.469cm">
          <draw:text-box>
            <text:p text:style-name="P2"><text:span text:style-name="T1">tilted image plane (light-sheet)</text:span></text:p>
          </draw:text-box>
        </draw:frame>
        <draw:g>
          <draw:line draw:style-name="gr10" draw:text-style-name="P1" draw:layer="layout" svg:x1="20.952cm" svg:y1="14.184cm" svg:x2="14.255cm" svg:y2="14.184cm">
            <text:p/>
          </draw:line>
          <draw:line draw:style-name="gr10" draw:text-style-name="P1" draw:layer="layout" svg:x1="14.24cm" svg:y1="13.67cm" svg:x2="14.24cm" svg:y2="14.184cm">
            <text:p/>
          </draw:line>
          <draw:line draw:style-name="gr10" draw:text-style-name="P1" draw:layer="layout" svg:x1="20.955cm" svg:y1="13.67cm" svg:x2="20.955cm" svg:y2="14.127cm">
            <text:p/>
          </draw:line>
        </draw:g>
        <draw:frame draw:style-name="gr21" draw:text-style-name="P3" draw:layer="layout" svg:width="4.968cm" svg:height="1.406cm" svg:x="14.84cm" svg:y="14.269cm">
          <draw:text-box>
            <text:p text:style-name="P2"><text:span text:style-name="T1">emission</text:span></text:p>
          </draw:text-box>
        </draw:frame>
        <draw:g>
          <draw:line draw:style-name="gr10" draw:text-style-name="P1" draw:layer="layout" svg:x1="23.16cm" svg:y1="14.884cm" svg:x2="19.749cm" svg:y2="14.884cm">
            <text:p/>
          </draw:line>
          <draw:line draw:style-name="gr10" draw:text-style-name="P1" draw:layer="layout" svg:x1="19.741cm" svg:y1="14.37cm" svg:x2="19.741cm" svg:y2="14.884cm">
            <text:p/>
          </draw:line>
          <draw:line draw:style-name="gr10" draw:text-style-name="P1" draw:layer="layout" svg:x1="23.16cm" svg:y1="14.37cm" svg:x2="23.16cm" svg:y2="14.827cm">
            <text:p/>
          </draw:line>
        </draw:g>
        <draw:frame draw:style-name="gr21" draw:text-style-name="P3" draw:layer="layout" svg:width="4.968cm" svg:height="1.406cm" svg:x="19.14cm" svg:y="14.969cm">
          <draw:text-box>
            <text:p text:style-name="P2"><text:span text:style-name="T1">excitation</text:span></text:p>
          </draw:text-box>
        </draw:frame>
        <draw:frame draw:style-name="gr22" draw:text-style-name="P3" draw:layer="layout" svg:width="6.345cm" svg:height="1.615cm" svg:x="13.84cm" svg:y="6.07cm">
          <draw:text-box>
            <text:p text:style-name="P2"><text:span text:style-name="T1">emission PSF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2" draw:text-style-name="P5" draw:layer="layout" svg:width="28cm" svg:height="20.95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6" draw:layer="layout" svg:width="24.284cm" svg:height="4.742cm" draw:transform="skewX (0.000174532925199371) rotate (-0.680678408277788) translate (7.095cm 1.512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" draw:layer="layout" svg:width="24.498cm" svg:height="2.225cm" draw:transform="skewX (-6.83103646576387E-017) rotate (-0.680678408277788) translate (6.552cm -0.6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" draw:layer="layout" svg:width="24.499cm" svg:height="2.225cm" draw:transform="skewX (-0.000523598775598333) rotate (-0.680678408277788) translate (3.869cm 3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3.919cm" svg:y1="9.926cm" svg:x2="23.37cm" svg:y2="15.712cm">
          <text:p/>
        </draw:line>
        <draw:line draw:style-name="gr1" draw:text-style-name="P1" draw:layer="layout" svg:x1="22.291cm" svg:y1="9.855cm" svg:x2="5.689cm" svg:y2="9.856cm">
          <text:p/>
        </draw:line>
        <draw:line draw:style-name="gr1" draw:text-style-name="P1" draw:layer="layout" svg:x1="14.012cm" svg:y1="9.96cm" svg:x2="14.012cm" svg:y2="15.662cm">
          <text:p/>
        </draw:line>
        <draw:custom-shape draw:style-name="gr26" draw:text-style-name="P9" draw:layer="layout" svg:width="3.107cm" svg:height="1.647cm" draw:transform="rotate (1.5707963267949) translate (13.201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255cm" svg:y1="5.34cm" svg:x2="21.057cm" svg:y2="15.711cm">
          <text:p/>
        </draw:line>
        <draw:custom-shape draw:style-name="gr27" draw:text-style-name="P5" draw:layer="layout" svg:width="6.665cm" svg:height="3.829cm" svg:x="4.489cm" svg:y="1.5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7.406cm" svg:height="5.134cm" svg:x="18.559cm" svg:y="15.711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2.912cm" svg:height="1.687cm" draw:transform="skewX (-0.00855211333477224) rotate (-2.11656078389352) translate (17.3752421738701cm 13.1047939653987cm)" svg:viewBox="0 0 2913 1688" svg:d="M0 0c2082-4 2913 1688 2913 1688">
          <text:p/>
        </draw:path>
        <draw:frame draw:style-name="gr29" draw:text-style-name="P3" draw:layer="layout" svg:width="1.917cm" svg:height="1.454cm" svg:x="14.543cm" svg:y="12.703cm">
          <draw:text-box>
            <text:p text:style-name="P2"><text:span text:style-name="T1">θ</text:span><text:span text:style-name="T2">e</text:span></text:p>
          </draw:text-box>
        </draw:frame>
        <draw:line draw:style-name="gr30" draw:text-style-name="P2" draw:layer="layout" svg:x1="14.053cm" svg:y1="11.966cm" svg:x2="15.017cm" svg:y2="10.899cm">
          <text:p/>
        </draw:line>
        <draw:line draw:style-name="gr30" draw:text-style-name="P2" draw:layer="layout" svg:x1="13.735cm" svg:y1="10.056cm" svg:x2="13.735cm" svg:y2="11.682cm">
          <text:p/>
        </draw:line>
        <draw:frame draw:style-name="gr29" draw:text-style-name="P3" draw:layer="layout" svg:width="1.917cm" svg:height="1.454cm" svg:x="14.144cm" svg:y="11.303cm">
          <draw:text-box>
            <text:p text:style-name="P2"><text:span text:style-name="T1">w</text:span><text:span text:style-name="T2">0</text:span></text:p>
          </draw:text-box>
        </draw:frame>
        <draw:frame draw:style-name="gr29" draw:text-style-name="P3" draw:layer="layout" svg:width="1.917cm" svg:height="1.454cm" svg:x="11.645cm" svg:y="10.203cm">
          <draw:text-box>
            <text:p text:style-name="P2"><text:span text:style-name="T1">z</text:span><text:span text:style-name="T2">0</text:span></text:p>
          </draw:text-box>
        </draw:frame>
        <draw:frame draw:style-name="gr22" draw:text-style-name="P3" draw:layer="layout" svg:width="6.345cm" svg:height="1.615cm" svg:x="14.041cm" svg:y="7.271cm">
          <draw:text-box>
            <text:p text:style-name="P2"><text:span text:style-name="T1">emission PSF</text:span></text:p>
          </draw:text-box>
        </draw:frame>
        <draw:frame draw:style-name="gr31" draw:text-style-name="P3" draw:layer="layout" svg:width="7.74cm" svg:height="1.67cm" svg:x="9.74cm" svg:y="3.77cm">
          <draw:text-box>
            <text:p text:style-name="P2"><text:span text:style-name="T1">Gaussian light-sheet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2-09-14T16:49:52.363000000</dc:date>
    <meta:editing-duration>P3DT11H52M14S</meta:editing-duration>
    <meta:editing-cycles>145</meta:editing-cycles>
    <meta:generator>LibreOffice/7.0.5.2$Windows_X86_64 LibreOffice_project/64390860c6cd0aca4beafafcfd84613dd9dfb63a</meta:generator>
    <meta:document-statistic meta:object-count="156"/>
  </office:meta>
</office:document-meta>
</file>